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9cm" fo:min-width="1.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5cm" svg:y="-2.5cm"/>
          <draw:glue-point draw:id="10" svg:x="-5cm" svg:y="0cm"/>
          <draw:glue-point draw:id="11" svg:x="-5cm" svg:y="2.5cm"/>
          <draw:glue-point draw:id="12" svg:x="-5cm" svg:y="5cm"/>
          <draw:glue-point draw:id="13" svg:x="5cm" svg:y="-2.5cm"/>
          <draw:glue-point draw:id="14" svg:x="5cm" svg:y="0cm"/>
          <draw:glue-point draw:id="15" svg:x="5cm" svg:y="2.5cm"/>
          <draw:glue-point draw:id="16" svg:x="5cm" svg:y="5cm"/>
          <draw:glue-point draw:id="17" svg:x="-2.5cm" svg:y="5cm"/>
          <draw:glue-point draw:id="18" svg:x="0cm" svg:y="5cm"/>
          <draw:glue-point draw:id="19" svg:x="2.5cm" svg:y="5cm"/>
          <draw:glue-point draw:id="20" svg:x="0cm" svg:y="0cm"/>
          <draw:line draw:style-name="gr1" draw:layer="layout" svg:x1="0cm" svg:y1="0cm" svg:x2="0cm" svg:y2="2cm">
            <text:p/>
          </draw:line>
          <draw:line draw:style-name="gr1" draw:layer="layout" svg:x1="0cm" svg:y1="0cm" svg:x2="2cm" svg:y2="0cm">
            <text:p/>
          </draw:line>
          <draw:line draw:style-name="gr1" draw:layer="layout" svg:x1="0cm" svg:y1="2cm" svg:x2="2cm" svg:y2="2cm">
            <text:p/>
          </draw:line>
          <draw:frame draw:style-name="gr2" draw:layer="layout" svg:width="1.9cm" svg:height="1.9cm" svg:x="0.1cm" svg:y="0.1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Data Source</dc:title>
    <meta:creation-date>2011-02-07T17:13:4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